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6.485cm"/>
    </style:style>
    <style:style style:name="gr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0.9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4.064cm" svg:x="1.57cm" svg:y="2.051cm">
          <text:p text:style-name="P1">System Specif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4.064cm" svg:x="11.37cm" svg:y="2.051cm">
          <text:p text:style-name="P1">Design</text:p>
          <text:p text:style-name="P1">and</text:p>
          <text:p text:style-name="P1">Implemen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4.064cm" svg:x="21.07cm" svg:y="2.051cm">
          <text:p text:style-name="P1">New Syste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93cm" svg:y1="4.14cm" svg:x2="11.568cm" svg:y2="4.14cm">
          <text:p/>
        </draw:line>
        <draw:line draw:style-name="gr2" draw:text-style-name="P2" draw:layer="layout" svg:x1="18.141cm" svg:y1="4.14cm" svg:x2="21.316cm" svg:y2="4.14cm">
          <text:p/>
        </draw:line>
        <draw:frame draw:style-name="gr3" draw:text-style-name="P3" draw:layer="layout" svg:width="6.858cm" svg:height="1.216cm" svg:x="1.435cm" svg:y="6.507cm">
          <draw:text-box>
            <text:p>Forward Engineering</text:p>
          </draw:text-box>
        </draw:frame>
        <draw:custom-shape draw:style-name="gr1" draw:text-style-name="P1" draw:layer="layout" svg:width="6.985cm" svg:height="4.064cm" svg:x="1.57cm" svg:y="8.751cm">
          <text:p text:style-name="P1">Existing</text:p>
          <text:p text:style-name="P1">Software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4.064cm" svg:x="11.37cm" svg:y="8.751cm">
          <text:p text:style-name="P1">Understanding</text:p>
          <text:p text:style-name="P1">and</text:p>
          <text:p text:style-name="P1">Transform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4.064cm" svg:x="21.07cm" svg:y="8.751cm">
          <text:p text:style-name="P1">Re-Engineered</text:p>
          <text:p text:style-name="P1">Syste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93cm" svg:y1="10.84cm" svg:x2="11.568cm" svg:y2="10.84cm">
          <text:p/>
        </draw:line>
        <draw:line draw:style-name="gr2" draw:text-style-name="P2" draw:layer="layout" svg:x1="18.141cm" svg:y1="10.84cm" svg:x2="21.316cm" svg:y2="10.84cm">
          <text:p/>
        </draw:line>
        <draw:frame draw:style-name="gr3" draw:text-style-name="P3" draw:layer="layout" svg:width="6.858cm" svg:height="1.216cm" svg:x="1.435cm" svg:y="13.207cm">
          <draw:text-box>
            <text:p>Backward Enginee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0T16:13:39.119604657</meta:creation-date>
    <dc:date>2020-01-30T16:43:12.071016826</dc:date>
    <meta:editing-duration>PT18M50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